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02in"/>
    </style:style>
    <style:style style:name="co3" style:family="table-column">
      <style:table-column-properties fo:break-before="auto" style:column-width="1.926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test each path at least onc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keybrd sketch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all class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orking 3</text:p>
          </table:table-cell>
          <table:table-cell table:style-name="ce1"/>
          <table:table-cell table:number-columns-repeated="2"/>
          <table:table-cell table:style-name="ce1" table:number-columns-repeated="1014"/>
        </table:table-row>
        <table:table-row table:style-name="ro2">
          <table:table-cell office:value-type="string" calcext:value-type="string">
            <text:p>IC ports</text:p>
          </table:table-cell>
          <table:table-cell table:number-columns-repeated="2"/>
          <table:table-cell office:value-type="string" calcext:value-type="string">
            <text:p>keybrd_multi-layer_2223_bb_TeensyLC_MCP23018</text:p>
          </table:table-cell>
          <table:table-cell office:value-type="string" calcext:value-type="string">
            <text:p>keybrd_single-layer_2221_bb_Teensy2_PCA9655E</text:p>
          </table:table-cell>
          <table:table-cell office:value-type="string" calcext:value-type="string">
            <text:p>keybrd_multi-layer_2223_bb_Teensy2_PCA9655E_ActiveHig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ensy LC</text:p>
          </table:table-cell>
          <table:table-cell office:value-type="string" calcext:value-type="string">
            <text:p>not yet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ensy 2.0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c_RowPort_AV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_ColPort_AV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_LED_AV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CP23018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c_RowPort_MCP2301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_ColPort_MCP2301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_LED_MCP2301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CA9655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c_RowPort_PCA9655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_ColPort_PCA9655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_LED_PCA9655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ctive high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ike DodoHand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c_RowPort_AVR_activeHig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_ColPort_AVR_activeHig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_RowPort_PCA9655E_ActiveHig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_ColPort_PCA9655E_ActiveHig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ne port with row, col, and L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keybrd_single-layer_1221_bb, and keybrd_single-layer_1221_bbL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-layer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objects_key.h</text:p>
          </table:table-cell>
          <table:table-cell office:value-type="string" calcext:value-type="string">
            <text:p>k_Key_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LED capLck</text:p>
          </table:table-cell>
          <table:table-cell office:value-type="string" calcext:value-type="string">
            <text:p>k_Key_LckLED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_Key_Null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objects_mousecode.h</text:p>
          </table:table-cell>
          <table:table-cell office:value-type="string" calcext:value-type="string">
            <text:p>m_MouseButton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_MouseMove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lti-layer</text:p>
          </table:table-cell>
          <table:table-cell table:number-columns-repeated="6"/>
          <table:table-cell office:value-type="string" calcext:value-type="string">
            <text:p>two multi-layer sketches because there is more to test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objects_scancode.h</text:p>
          </table:table-cell>
          <table:table-cell office:value-type="string" calcext:value-type="string">
            <text:p>l_Code_S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_Code_SS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objects_scancodeNotShifted.h</text:p>
          </table:table-cell>
          <table:table-cell office:value-type="string" calcext:value-type="string">
            <text:p>l_Code_SNS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_Code_Null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_Code_00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LED capLck</text:p>
          </table:table-cell>
          <table:table-cell office:value-type="string" calcext:value-type="string">
            <text:p>l_Code_LckL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hift</text:p>
          </table:table-cell>
          <table:table-cell office:value-type="string" calcext:value-type="string">
            <text:p>l_Code_Shif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yer</text:p>
          </table:table-cell>
          <table:table-cell office:value-type="string" calcext:value-type="string">
            <text:p>l_Code_Lay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yered key</text:p>
          </table:table-cell>
          <table:table-cell office:value-type="string" calcext:value-type="string">
            <text:p>l_Key_Layere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ngle-code keys</text:p>
          </table:table-cell>
          <table:table-cell office:value-type="string" calcext:value-type="string">
            <text:p>l_Key_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lasses implicitly tested above</text:p>
          </table:table-cell>
          <table:table-cell table:number-columns-repeated="2"/>
          <table:table-cell office:value-type="string" calcext:value-type="string">
            <text:p>all keybrds</text:p>
          </table:table-cell>
          <table:table-cell office:value-type="string" calcext:value-type="string">
            <text:p>all I/O expanders</text:p>
          </table:table-cell>
          <table:table-cell office:value-type="string" calcext:value-type="string">
            <text:p>abstract base</text:p>
          </table:table-cell>
          <table:table-cell/>
          <table:table-cell office:value-type="string" calcext:value-type="string">
            <text:p>static member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c_IOExpanderPort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c_Keybrd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_Matrix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c_RowPort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c_ColPort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c_RowWait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_Row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_Ke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_Cod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_L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_Mou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_RowWai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l_ShiftManage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l_LayerManage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0/00/0000</text:date>, <text:time style:data-style-name="N2" text:time-value="0000-00-00T10:11:11.4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00:03:54.639000000</meta:creation-date>
    <dc:date>2015-05-01T13:31:39.484000000</dc:date>
    <meta:editing-duration>PT13H8M25S</meta:editing-duration>
    <meta:editing-cycles>18</meta:editing-cycles>
    <meta:generator>LibreOffice/4.1.5.3$Windows_x86 LibreOffice_project/1c1366bba2ba2b554cd2ca4d87c06da81c05d24</meta:generator>
    <meta:document-statistic meta:table-count="1" meta:cell-count="129" meta:object-count="0"/>
  </office:meta>
</office:document-meta>
</file>